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0DCA34086C3F4F0D9E3.png" manifest:media-type="image/png"/>
  <manifest:file-entry manifest:full-path="Pictures/10000000000001F60000019E3761E2FB7EC3520F.png" manifest:media-type="image/png"/>
  <manifest:file-entry manifest:full-path="Pictures/10000000000001F6000000DC28686F5B72A136BD.png" manifest:media-type="image/png"/>
  <manifest:file-entry manifest:full-path="Pictures/10000000000001F6000000DCBEEFC308FEF032E1.png" manifest:media-type="image/png"/>
  <manifest:file-entry manifest:full-path="Pictures/10000000000001F6000000DC6132C498FCEA446C.png" manifest:media-type="image/png"/>
  <manifest:file-entry manifest:full-path="Pictures/10000000000001F60000019EB1DF3BE1E0155EB9.png" manifest:media-type="image/png"/>
  <manifest:file-entry manifest:full-path="Pictures/10000000000001F6000000DCED20576E340D3DC7.png" manifest:media-type="image/png"/>
  <manifest:file-entry manifest:full-path="Pictures/10000000000001F6000000DCACF5F96C36EC45AE.png" manifest:media-type="image/png"/>
  <manifest:file-entry manifest:full-path="Pictures/10000000000001F6000000DCBD57D2EADA953176.png" manifest:media-type="image/png"/>
  <manifest:file-entry manifest:full-path="Pictures/10000000000001F6000000DCDA08E95714AE5C6F.png" manifest:media-type="image/png"/>
  <manifest:file-entry manifest:full-path="Pictures/10000000000001F60000019E0A9A5E6B38AF81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8" text:anchor-type="paragraph" svg:x="0.072cm" svg:y="-0.236cm" svg:width="13.282cm" svg:height="5.821cm" draw:z-index="7"><draw:image xlink:href="Pictures/10000000000001F6000000DC6132C498FCEA44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9" text:anchor-type="paragraph" svg:x="0.093cm" svg:y="0.019cm" svg:width="13.282cm" svg:height="5.821cm" draw:z-index="8"><draw:image xlink:href="Pictures/10000000000001F6000000DCBEEFC308FEF032E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0" text:anchor-type="paragraph" svg:x="0.205cm" svg:y="0.483cm" svg:width="13.282cm" svg:height="5.821cm" draw:z-index="9"><draw:image xlink:href="Pictures/10000000000001F6000000DC28686F5B72A136B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" text:anchor-type="paragraph" svg:x="-0.325cm" svg:y="0.36cm" svg:width="13.282cm" svg:height="10.954cm" draw:z-index="0"><draw:image xlink:href="Pictures/10000000000001F60000019E3761E2FB7EC3520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7" text:anchor-type="paragraph" svg:x="-0.235cm" svg:y="0.109cm" svg:width="13.282cm" svg:height="5.821cm" draw:z-index="6"><draw:image xlink:href="Pictures/10000000000001F6000000DCACF5F96C36EC45A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5" text:anchor-type="paragraph" svg:x="-0.235cm" svg:y="0.086cm" svg:width="13.282cm" svg:height="5.821cm" draw:z-index="4"><draw:image xlink:href="Pictures/10000000000001F6000000DCED20576E340D3D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Изображение11" text:anchor-type="paragraph" svg:x="0.601cm" svg:y="0.058cm" svg:width="13.282cm" svg:height="5.821cm" draw:z-index="10"><draw:image xlink:href="Pictures/10000000000001F6000000DCBD57D2EADA9531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6" text:anchor-type="paragraph" svg:x="0.956cm" svg:y="0.152cm" svg:width="13.282cm" svg:height="5.821cm" draw:z-index="5"><draw:image xlink:href="Pictures/10000000000001F6000000DCDA08E95714AE5C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paragraph" svg:x="0.557cm" svg:y="0.363cm" svg:width="13.282cm" svg:height="10.954cm" draw:z-index="1"><draw:image xlink:href="Pictures/10000000000001F60000019EB1DF3BE1E0155E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3" text:anchor-type="paragraph" svg:x="0.074cm" svg:y="0.115cm" svg:width="13.282cm" svg:height="10.954cm" draw:z-index="2"><draw:image xlink:href="Pictures/10000000000001F60000019E0A9A5E6B38AF816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4" text:anchor-type="paragraph" svg:x="0.053cm" svg:y="6.392cm" svg:width="13.282cm" svg:height="5.821cm" draw:z-index="3"><draw:image xlink:href="Pictures/10000000000001F6000000DCA34086C3F4F0D9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1:14:16.056385789</meta:creation-date>
    <dc:date>2019-12-09T21:19:04.104015870</dc:date>
    <meta:editing-duration>PT4M49S</meta:editing-duration>
    <meta:editing-cycles>1</meta:editing-cycles>
    <meta:document-statistic meta:table-count="0" meta:image-count="11" meta:object-count="0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